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3.0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Ubuntu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Ubuntu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Ubuntu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Ubuntu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CONFIDENTIAL! PRIVATE! SECRET! PERSONAL!</text:p>
          </table:table-cell>
          <table:table-cell table:style-name="Default" table:number-columns-repeated="1023"/>
        </table:table-row>
        <table:table-row table:style-name="ro1">
          <table:table-cell table:style-name="ce2"/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For Ryan’s and Katie’s eyes only.</text:p>
          </table:table-cell>
          <table:table-cell table:style-name="Default" table:number-columns-repeated="1023"/>
        </table:table-row>
        <table:table-row table:style-name="ro1">
          <table:table-cell table:style-name="ce2"/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Ledger crypto hardware wallet seed phrase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(Do not type in this file. For handwriting only.)</text:p>
          </table:table-cell>
          <table:table-cell table:style-name="Default" table:number-columns-repeated="102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3:22:15.268270954</meta:creation-date>
    <meta:print-date>2023-08-20T13:30:17.664606338</meta:print-date>
    <dc:date>2023-08-20T14:15:14.381015451</dc:date>
    <meta:editing-duration>PT1M9S</meta:editing-duration>
    <meta:editing-cycles>2</meta:editing-cycles>
    <meta:generator>LibreOffice/7.3.7.2$Linux_X86_64 LibreOffice_project/30$Build-2</meta:generator>
    <meta:document-statistic meta:table-count="1" meta:cell-count="28" meta:object-count="0"/>
  </office:meta>
</office:document-meta>
</file>